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51.9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7.25mm"/>
    </style:style>
    <style:style style:name="co6" style:family="table-column">
      <style:table-column-properties fo:break-before="auto" style:column-width="8.3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74.79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78.05mm"/>
    </style:style>
    <style:style style:name="co13" style:family="table-column">
      <style:table-column-properties fo:break-before="auto" style:column-width="80.96mm"/>
    </style:style>
    <style:style style:name="co14" style:family="table-column">
      <style:table-column-properties fo:break-before="auto" style:column-width="81.6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 style:data-style-name="N113"/>
    <style:style style:name="ce16" style:family="table-cell" style:parent-style-name="Default" style:data-style-name="N115"/>
    <style:style style:name="ce17" style:family="table-cell" style:parent-style-name="Default" style:data-style-name="N2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1"/>
    <style:style style:name="ce24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 style:data-style-name="N114"/>
    <style:style style:name="ce25" style:family="table-cell" style:parent-style-name="Default" style:data-style-name="N4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hpsk 700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13"/>
          <table:table-cell table:style-name="ce14" office:value-type="string" calcext:value-type="string">
            <text:p>COHPSK modem used for FreeDV 700C </text:p>
          </table:table-cell>
          <table:table-cell table:number-columns-repeated="11"/>
        </table:table-row>
        <table:table-row table:style-name="ro2" table:number-rows-repeated="2">
          <table:table-cell table:style-name="ce13"/>
          <table:table-cell table:number-columns-repeated="12"/>
        </table:table-row>
        <table:table-row table:style-name="ro2">
          <table:table-cell table:style-name="ce13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9" office:value-type="string" calcext:value-type="string">
            <text:p>C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string" calcext:value-type="string">
            <text:p>C2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4</text:p>
          </table:table-cell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6 </text:p>
          </table:table-cell>
          <table:table-cell table:style-name="ce19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S0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S1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13" office:value-type="string" calcext:value-type="string">
            <text:p>S2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8" office:value-type="float" office:value="8" calcext:value-type="float">
            <text:p>8</text:p>
          </table:table-cell>
          <table:table-cell table:style-name="ce20" table:formula="of:=[.G11]+8" office:value-type="float" office:value="16" calcext:value-type="float">
            <text:p>16</text:p>
          </table:table-cell>
          <table:table-cell table:style-name="ce20" table:formula="of:=[.H11]+8" office:value-type="float" office:value="24" calcext:value-type="float">
            <text:p>24</text:p>
          </table:table-cell>
          <table:table-cell table:style-name="ce20" table:formula="of:=[.I11]+8" office:value-type="float" office:value="32" calcext:value-type="float">
            <text:p>32</text:p>
          </table:table-cell>
          <table:table-cell table:style-name="ce20" table:formula="of:=[.J11]+8" office:value-type="float" office:value="40" calcext:value-type="float">
            <text:p>40</text:p>
          </table:table-cell>
          <table:table-cell table:style-name="ce20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13" office:value-type="string" calcext:value-type="string">
            <text:p>Modem</text:p>
          </table:table-cell>
          <table:table-cell table:number-columns-repeated="3"/>
          <table:table-cell table:style-name="ce13" office:value-type="string" calcext:value-type="string">
            <text:p>S3</text:p>
          </table:table-cell>
          <table:table-cell table:style-name="ce20" table:formula="of:=[.F11]+2" office:value-type="float" office:value="2" calcext:value-type="float">
            <text:p>2</text:p>
          </table:table-cell>
          <table:table-cell table:style-name="ce20" table:formula="of:=[.G11]+2" office:value-type="float" office:value="10" calcext:value-type="float">
            <text:p>10</text:p>
          </table:table-cell>
          <table:table-cell table:style-name="ce20" table:formula="of:=[.H11]+2" office:value-type="float" office:value="18" calcext:value-type="float">
            <text:p>18</text:p>
          </table:table-cell>
          <table:table-cell table:style-name="ce20" table:formula="of:=[.I11]+2" office:value-type="float" office:value="26" calcext:value-type="float">
            <text:p>26</text:p>
          </table:table-cell>
          <table:table-cell table:style-name="ce20" table:formula="of:=[.J11]+2" office:value-type="float" office:value="34" calcext:value-type="float">
            <text:p>34</text:p>
          </table:table-cell>
          <table:table-cell table:style-name="ce20" table:formula="of:=[.K11]+2" office:value-type="float" office:value="42" calcext:value-type="float">
            <text:p>42</text:p>
          </table:table-cell>
          <table:table-cell table:style-name="ce20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15" table:formula="of:=1/[.C14]" office:value-type="float" office:value="0.0133333333333333" calcext:value-type="float">
            <text:p>0.013</text:p>
          </table:table-cell>
          <table:table-cell/>
          <table:table-cell table:style-name="ce13" office:value-type="string" calcext:value-type="string">
            <text:p>S4</text:p>
          </table:table-cell>
          <table:table-cell table:style-name="ce20" table:formula="of:=[.F12]+2" office:value-type="float" office:value="4" calcext:value-type="float">
            <text:p>4</text:p>
          </table:table-cell>
          <table:table-cell table:style-name="ce20" table:formula="of:=[.G12]+2" office:value-type="float" office:value="12" calcext:value-type="float">
            <text:p>12</text:p>
          </table:table-cell>
          <table:table-cell table:style-name="ce20" table:formula="of:=[.H12]+2" office:value-type="float" office:value="20" calcext:value-type="float">
            <text:p>20</text:p>
          </table:table-cell>
          <table:table-cell table:style-name="ce20" table:formula="of:=[.I12]+2" office:value-type="float" office:value="28" calcext:value-type="float">
            <text:p>28</text:p>
          </table:table-cell>
          <table:table-cell table:style-name="ce20" table:formula="of:=[.J12]+2" office:value-type="float" office:value="36" calcext:value-type="float">
            <text:p>36</text:p>
          </table:table-cell>
          <table:table-cell table:style-name="ce20" table:formula="of:=[.K12]+2" office:value-type="float" office:value="44" calcext:value-type="float">
            <text:p>44</text:p>
          </table:table-cell>
          <table:table-cell table:style-name="ce20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3" office:value-type="string" calcext:value-type="string">
            <text:p>S5</text:p>
          </table:table-cell>
          <table:table-cell table:style-name="ce20" table:formula="of:=[.F13]+2" office:value-type="float" office:value="6" calcext:value-type="float">
            <text:p>6</text:p>
          </table:table-cell>
          <table:table-cell table:style-name="ce20" table:formula="of:=[.G13]+2" office:value-type="float" office:value="14" calcext:value-type="float">
            <text:p>14</text:p>
          </table:table-cell>
          <table:table-cell table:style-name="ce20" table:formula="of:=[.H13]+2" office:value-type="float" office:value="22" calcext:value-type="float">
            <text:p>22</text:p>
          </table:table-cell>
          <table:table-cell table:style-name="ce20" table:formula="of:=[.I13]+2" office:value-type="float" office:value="30" calcext:value-type="float">
            <text:p>30</text:p>
          </table:table-cell>
          <table:table-cell table:style-name="ce20" table:formula="of:=[.J13]+2" office:value-type="float" office:value="38" calcext:value-type="float">
            <text:p>38</text:p>
          </table:table-cell>
          <table:table-cell table:style-name="ce20" table:formula="of:=[.K13]+2" office:value-type="float" office:value="46" calcext:value-type="float">
            <text:p>46</text:p>
          </table:table-cell>
          <table:table-cell table:style-name="ce20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79999999999999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16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16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16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WGN SNR for 1% BER</text:p>
          </table:table-cell>
          <table:table-cell table:style-name="ce17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 700D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20"/>
        <table:table-column table:style-name="co10" table:default-cell-style-name="ce20"/>
        <table:table-row table:style-name="ro1">
          <table:table-cell table:style-name="ce13"/>
          <table:table-cell table:style-name="ce21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13"/>
          <table:table-cell table:number-columns-repeated="15"/>
        </table:table-row>
        <table:table-row table:style-name="ro2">
          <table:table-cell table:style-name="ce13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8" table:number-columns-spanned="8" table:number-rows-spanned="1"/>
          <table:covered-table-cell table:number-columns-repeated="7" table:style-name="ce13"/>
          <table:table-cell table:style-name="ce19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19" table:number-columns-repeated="11"/>
        </table:table-row>
        <table:table-row table:style-name="ro2" table:number-rows-repeated="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3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15" table:formula="of:=[.C12]*[.C6]" office:value-type="float" office:value="0.16" calcext:value-type="float">
            <text:p>0.160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1]*[.C30]" office:value-type="float" office:value="944.444444444444" calcext:value-type="float">
            <text:p>94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15" table:formula="of:=[.C16]/[.C18]" office:value-type="float" office:value="0.02" calcext:value-type="float">
            <text:p>0.02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15" table:formula="of:=[.C26]-[.C27]" office:value-type="float" office:value="0.018" calcext:value-type="float">
            <text:p>0.018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28]" office:value-type="float" office:value="55.5555555555556" calcext:value-type="float">
            <text:p>55.56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17" table:formula="of:=[.C30]/[.C18]" office:value-type="float" office:value="6.94444444444444" calcext:value-type="float">
            <text:p>6.9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17" office:value-type="float" office:value="4" calcext:value-type="float">
            <text:p>4.0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17" table:formula="of:=[.C31]/[.C32]" office:value-type="float" office:value="1.73611111111111" calcext:value-type="float">
            <text:p>1.7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0]*[.C21]*2" office:value-type="float" office:value="1888.88888888889" calcext:value-type="float">
            <text:p>1888.89</text:p>
          </table:table-cell>
          <table:table-cell/>
          <table:table-cell table:style-name="ce24" office:value-type="string" calcext:value-type="string">
            <text:p>(note, this is rate based on Ts, i.e. after CP removed)</text:p>
          </table:table-cell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7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fdm 2020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OFDM modem used for FreeDV 2020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13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17" table:formula="of:=1/[.C6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13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8:.C10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17" table:formula="of:=[.C11]/[.C6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5]*[.C11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7]-[.C19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we didn’t end up using all of these</text:p>
          </table:table-cell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19]-[.C16]" office:value-type="float" office:value="84" calcext:value-type="float">
            <text:p>84</text:p>
          </table:table-cell>
          <table:table-cell/>
          <table:table-cell office:value-type="string" calcext:value-type="string">
            <text:p>set these to known values to strengthen code, no need to tx</text:p>
          </table:table-cell>
        </table:table-row>
        <table:table-row table:style-name="ro2">
          <table:table-cell/>
          <table:table-cell office:value-type="string" calcext:value-type="string">
            <text:p>Actual FEC codeword bits/frame</text:p>
          </table:table-cell>
          <table:table-cell table:formula="of:=[.C17]-[.C20]" office:value-type="float" office:value="420" calcext:value-type="float">
            <text:p>420</text:p>
          </table:table-cell>
          <table:table-cell/>
          <table:table-cell office:value-type="string" calcext:value-type="string">
            <text:p>bits/FEC frame we send (don’t send known values)</text:p>
          </table:table-cell>
        </table:table-row>
        <table:table-row table:style-name="ro2">
          <table:table-cell/>
          <table:table-cell office:value-type="string" calcext:value-type="string">
            <text:p>Actual FEC codeword symbols/frame</text:p>
          </table:table-cell>
          <table:table-cell table:formula="of:=[.C21]/2" office:value-type="float" office:value="210" calcext:value-type="float">
            <text:p>210</text:p>
          </table:table-cell>
          <table:table-cell/>
          <table:table-cell office:value-type="string" calcext:value-type="string">
            <text:p>symbols/FEC frame we actually send</text:p>
          </table:table-cell>
        </table:table-row>
        <table:table-row table:style-name="ro2">
          <table:table-cell/>
          <table:table-cell office:value-type="string" calcext:value-type="string">
            <text:p>UW symbols/fram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ayload symbols/frame</text:p>
          </table:table-cell>
          <table:table-cell table:formula="of:=SUM([.C22:.C24])" office:value-type="float" office:value="217" calcext:value-type="float">
            <text:p>217</text:p>
          </table:table-cell>
          <table:table-cell/>
          <table:table-cell office:value-type="string" calcext:value-type="string">
            <text:p>need to add pilots to this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5]*[.C6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payload symbols/frame/carrier</text:p>
          </table:table-cell>
          <table:table-cell table:formula="of:=[.C28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8]" office:value-type="float" office:value="8" calcext:value-type="float">
            <text:p>8</text:p>
          </table:table-cell>
          <table:table-cell/>
          <table:table-cell office:value-type="string" calcext:value-type="string">
            <text:p>including pilot</text:p>
          </table:table-cell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9]*[.C31]" office:value-type="float" office:value="217" calcext:value-type="float">
            <text:p>217</text:p>
          </table:table-cell>
          <table:table-cell/>
          <table:table-cell office:value-type="string" calcext:value-type="string">
            <text:p>FEC codeword, UW, txt, and pilot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31]*[.C39]" office:value-type="float" office:value="1512.19512195122" calcext:value-type="float">
            <text:p>1512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6]/[.C28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3" table:formula="of:=[.C35]-[.C36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37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9]*[.C31]*2" office:value-type="float" office:value="3024.39024390244" calcext:value-type="float">
            <text:p>3024.39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operating point SNR (dB)</text:p>
          </table:table-cell>
          <table:table-cell table:style-name="ce17" table:formula="of:=[.C43]+[.C44]+10*LOG10([.C40]/[.C42])" office:value-type="float" office:value="3.53516573722837" calcext:value-type="float">
            <text:p>3.54</text:p>
          </table:table-cell>
          <table:table-cell/>
          <table:table-cell office:value-type="string" calcext:value-type="string">
            <text:p>prob &gt; 10dB for fading</text:p>
          </table:table-cell>
        </table:table-row>
        <table:table-row table:style-name="ro2">
          <table:table-cell table:number-columns-repeated="2"/>
          <table:table-cell table:style-name="ce17"/>
          <table:table-cell table:number-columns-repeated="2"/>
        </table:table-row>
      </table:table>
      <table:table table:name="ofdm data c1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8 H2064_516 code, 6000 bytes/minute 10% PER MPP @ SNR3k 12dB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592" calcext:value-type="float">
            <text:p>25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296" calcext:value-type="float">
            <text:p>12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1.98" calcext:value-type="float">
            <text:p>1.9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505050505050505" calcext:value-type="float">
            <text:p>0.5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1042.42424242424" calcext:value-type="float">
            <text:p>1,042.4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7818.18181818182" calcext:value-type="float">
            <text:p>7,818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6254.54545454546" calcext:value-type="float">
            <text:p>6,254.5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2250" calcext:value-type="float">
            <text:p>2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5.01029995663981" calcext:value-type="float">
            <text:p>5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7:.C39])+10*LOG10([.C32]/[.C33])" office:value-type="float" office:value="3.60273974566038" calcext:value-type="float">
            <text:p>3.60</text:p>
          </table:table-cell>
          <table:table-cell/>
          <table:table-cell office:value-type="string" calcext:value-type="string">
            <text:p>simulation 3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6]+SUM([.C37:.C39])+10*LOG10([.C32]/[.C33])" office:value-type="float" office:value="9.60273974566038" calcext:value-type="float">
            <text:p>9.60</text:p>
          </table:table-cell>
          <table:table-cell/>
          <table:table-cell office:value-type="string" calcext:value-type="string">
            <office:annotation draw:style-name="gr1" draw:text-style-name="P2" svg:width="28.99mm" svg:height="37.56mm" svg:x="168.29mm" svg:y="167.22mm" draw:caption-point-x="-6.1mm" draw:caption-point-y="15.1mm">
              <dc:creator>D</dc:creator>
              <dc:date>2020-06-10T00:00:00</dc:date>
              <text:p text:style-name="P1"><text:span text:style-name="T1">This 2.5dB difference </text:span></text:p>
              <text:p text:style-name="P1"><text:span text:style-name="T1">requires investigating. <text:s/>Suspect it’s because packet is shorter than 2x Doppler (fade duration)</text:span></text:p>
            </office:annotation>
            <text:p>About 12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1125" calcext:value-type="float">
            <text:p>1125</text:p>
          </table:table-cell>
          <table:table-cell table:number-columns-repeated="2"/>
        </table:table-row>
      </table:table>
      <table:table table:name="ofdm data c1_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5 (8192,4096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8192" calcext:value-type="float">
            <text:p>81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8208" calcext:value-type="float">
            <text:p>820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104" calcext:value-type="float">
            <text:p>41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4.18" calcext:value-type="float">
            <text:p>4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239234449760766" calcext:value-type="float">
            <text:p>0.2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979.904306220096" calcext:value-type="float">
            <text:p>979.9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7349.28229665072" calcext:value-type="float">
            <text:p>7,349.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5879.42583732058" calcext:value-type="float">
            <text:p>5,879.4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216" calcext:value-type="float">
            <text:p>2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3375" calcext:value-type="float">
            <text:p>3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5.01029995663981" calcext:value-type="float">
            <text:p>5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7:.C39])+10*LOG10([.C32]/[.C33])" office:value-type="float" office:value="5.36365233621719" calcext:value-type="float">
            <text:p>5.36</text:p>
          </table:table-cell>
          <table:table-cell/>
          <table:table-cell office:value-type="string" calcext:value-type="string">
            <text:p>simulation 3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6]+SUM([.C37:.C39])+10*LOG10([.C32]/[.C33])" office:value-type="float" office:value="11.3636523362172" calcext:value-type="float">
            <text:p>11.36</text:p>
          </table:table-cell>
          <table:table-cell/>
          <table:table-cell office:value-type="string" calcext:value-type="string">
            <office:annotation draw:style-name="gr1" draw:text-style-name="P2" svg:width="28.99mm" svg:height="37.56mm" svg:x="168.29mm" svg:y="167.22mm" draw:caption-point-x="-6.1mm" draw:caption-point-y="15.1mm">
              <dc:creator>D</dc:creator>
              <dc:date>2020-06-10T00:00:00</dc:date>
              <text:p text:style-name="P1"><text:span text:style-name="T1">This 2.5dB difference </text:span></text:p>
              <text:p text:style-name="P1"><text:span text:style-name="T1">requires investigating. <text:s/>Suspect it’s because packet is shorter than 2x Doppler (fade duration)</text:span></text:p>
            </office:annotation>
            <text:p>About 12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1687.5" calcext:value-type="float">
            <text:p>1688</text:p>
          </table:table-cell>
          <table:table-cell table:number-columns-repeated="2"/>
        </table:table-row>
      </table:table>
      <table:table table:name="ofdm data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8 H2064_516 code, 3000 bytes/minute 10% PER MPP @ SNR3k 7dB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592" calcext:value-type="float">
            <text:p>25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296" calcext:value-type="float">
            <text:p>12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3.96" calcext:value-type="float">
            <text:p>3.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252525252525252" calcext:value-type="float">
            <text:p>0.25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521.212121212121" calcext:value-type="float">
            <text:p>521.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3909.09090909091" calcext:value-type="float">
            <text:p>3,909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3127.27272727273" calcext:value-type="float">
            <text:p>3,127.27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5.01029995663981" calcext:value-type="float">
            <text:p>5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7:.C39])+10*LOG10([.C32]/[.C33])" office:value-type="float" office:value="0.592439789020567" calcext:value-type="float">
            <text:p>0.59</text:p>
          </table:table-cell>
          <table:table-cell/>
          <table:table-cell office:value-type="string" calcext:value-type="string">
            <text:p>simulation 1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6]+SUM([.C37:.C39])+10*LOG10([.C32]/[.C33])" office:value-type="float" office:value="6.59243978902057" calcext:value-type="float">
            <text:p>6.59</text:p>
          </table:table-cell>
          <table:table-cell/>
          <table:table-cell office:value-type="string" calcext:value-type="string">
            <office:annotation draw:style-name="gr2" draw:text-style-name="P2" svg:width="28.99mm" svg:height="25.71mm" svg:x="168.29mm" svg:y="167.22mm" draw:caption-point-x="-6.1mm" draw:caption-point-y="15.1mm">
              <dc:creator>D</dc:creator>
              <dc:date>2020-06-10T00:00:00</dc:date>
              <text:p text:style-name="P1"><text:span text:style-name="T1">Note bang on with theory, packet duration (4s) 4x fade duration (1Hz or 1s)</text:span></text:p>
            </office:annotation>
            <text:p>About 7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562.5" calcext:value-type="float">
            <text:p>563</text:p>
          </table:table-cell>
          <table:table-cell/>
          <table:table-cell office:value-type="string" calcext:value-type="string">
            <text:p>We really should add some tx diversity</text:p>
          </table:table-cell>
        </table:table-row>
      </table:table>
      <table:table table:name="ofdm data c3_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rget MPP at negative SNRs at about 300 bits/s payload data rat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13"/>
          <table:table-cell office:value-type="string" calcext:value-type="string">
            <text:p>FEC code rate</text:p>
          </table:table-cell>
          <table:table-cell table:style-name="ce15" table:formula="of:=[.C7]/[.C9]" office:value-type="float" office:value="0.125" calcext:value-type="float">
            <text:p>0.1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8192-1024" office:value-type="float" office:value="7168" calcext:value-type="float">
            <text:p>716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8192" calcext:value-type="float">
            <text:p>81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8288" calcext:value-type="float">
            <text:p>82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4144" calcext:value-type="float">
            <text:p>4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25" table:formula="of:=[.C13]/[.C25]" office:value-type="float" office:value="37" calcext:value-type="float">
            <text:p>37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25" table:formula="of:=[.C14]*[.C31]" office:value-type="float" office:value="4.07" calcext:value-type="float">
            <text:p>4.0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5]" office:value-type="float" office:value="0.245700245700246" calcext:value-type="float">
            <text:p>0.24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7]/[.C15]" office:value-type="float" office:value="251.597051597052" calcext:value-type="float">
            <text:p>251.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7]*60/8" office:value-type="float" office:value="1886.97788697789" calcext:value-type="float">
            <text:p>1,886.9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8]" office:value-type="float" office:value="1509.58230958231" calcext:value-type="float">
            <text:p>1,509.58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224" calcext:value-type="float">
            <text:p>2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8]+[.C29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4]*[.C27]*[.C22]" office:value-type="float" office:value="3500" calcext:value-type="float">
            <text:p>35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5]+10*LOG10([.C22])" office:value-type="float" office:value="-1.98970004336019" calcext:value-type="float">
            <text:p>-1.9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30]/[.C28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SUM([.C35:.C39])+10*LOG10([.C33]/[.C34])" office:value-type="float" office:value="-3.46810503531068" calcext:value-type="float">
            <text:p>-3.4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4]/[.C28]" office:value-type="float" office:value="1750" calcext:value-type="float">
            <text:p>1750</text:p>
          </table:table-cell>
          <table:table-cell/>
          <table:table-cell office:value-type="string" calcext:value-type="string">
            <text:p>Nice wide RF bandwidth to handle multipath well</text:p>
          </table:table-cell>
        </table:table-row>
      </table:table>
      <table:table table:name="ofdm qam16c1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QAM16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Rate 0.8 DVBS2 cod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640" calcext:value-type="float">
            <text:p>2640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660" calcext:value-type="float">
            <text:p>6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25" table:formula="of:=[.C12]/[.C24]" office:value-type="float" office:value="5" calcext:value-type="float">
            <text:p>5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25" table:formula="of:=[.C13]*[.C30]" office:value-type="float" office:value="0.5" calcext:value-type="float">
            <text:p>0.5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2" calcext:value-type="float">
            <text:p>2.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4128" calcext:value-type="float">
            <text:p>4,128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30960" calcext:value-type="float">
            <text:p>30,96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24768" calcext:value-type="float">
            <text:p>24,768.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AM1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11.0205999132796" calcext:value-type="float">
            <text:p>11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6:.C38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table table:name="ofdm qam16c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QAM16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6 DVBS2 cod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 rate</text:p>
          </table:table-cell>
          <table:table-cell table:style-name="ce15" table:formula="of:=[.C6]/[.C8]" office:value-type="float" office:value="0.6" calcext:value-type="float">
            <text:p>0.6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9720" calcext:value-type="float">
            <text:p>97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[.C8]-[.C6]" office:value-type="float" office:value="6480" calcext:value-type="float">
            <text:p>64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16368" calcext:value-type="float">
            <text:p>1636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092" calcext:value-type="float">
            <text:p>40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25" table:formula="of:=[.C12]/[.C24]" office:value-type="float" office:value="31" calcext:value-type="float">
            <text:p>3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25" table:formula="of:=[.C13]*[.C30]" office:value-type="float" office:value="3.1" calcext:value-type="float">
            <text:p>3.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32258064516129" calcext:value-type="float">
            <text:p>0.3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3135.48387096774" calcext:value-type="float">
            <text:p>3,135.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23516.1290322581" calcext:value-type="float">
            <text:p>23,516.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18812.9032258065" calcext:value-type="float">
            <text:p>18,812.9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AM1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 (dB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11.0205999132796" calcext:value-type="float">
            <text:p>11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6:.C38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table table:name="ofdm 700E c1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OFDM Modem 700E Waveform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13"/>
          <table:table-cell office:value-type="string" calcext:value-type="string">
            <text:p>FEC codeword rate</text:p>
          </table:table-cell>
          <table:table-cell table:style-name="ce15" office:value-type="float" office:value="0.5" calcext:value-type="float">
            <text:p>0.500</text:p>
          </table:table-cell>
          <table:table-cell/>
          <table:table-cell office:value-type="string" calcext:value-type="string">
            <text:p>Bills short (112,56) LDPC code</text:p>
          </table:table-cell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2 28-bit Codec 2 700C frames</text:p>
          </table:table-cell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unprotected txt bits/frame, outside of FEC codeword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126" calcext:value-type="float">
            <text:p>126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0.08" calcext:value-type="float">
            <text:p>0.08</text:p>
          </table:table-cell>
          <table:table-cell/>
          <table:table-cell office:value-type="string" calcext:value-type="string">
            <text:p>Needs to be exactly 80ms (2 40 ms codec frames)</text:p>
          </table:table-cell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5]" office:value-type="float" office:value="12.5" calcext:value-type="float">
            <text:p>12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7]/[.C15]" office:value-type="float" office:value="700" calcext:value-type="float">
            <text:p>70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7]*60/8" office:value-type="float" office:value="5250" calcext:value-type="float">
            <text:p>5,250.00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23" office:value-type="float" office:value="0.01" calcext:value-type="float">
            <text:p>0.010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23" office:value-type="float" office:value="0.006" calcext:value-type="float">
            <text:p>0.00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8]+[.C29]" office:value-type="float" office:value="0.016" calcext:value-type="float">
            <text:p>0.01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4]*[.C27]*[.C22]" office:value-type="float" office:value="3200" calcext:value-type="float">
            <text:p>32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30]/[.C28])" office:value-type="float" office:value="2.04119982655925" calcext:value-type="float">
            <text:p>2.04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5]+SUM([.C38:.C40])+10*LOG10([.C33]/[.C34])" office:value-type="float" office:value="2.79058719264225" calcext:value-type="float">
            <text:p>2.7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7]+SUM([.C38:.C40])+10*LOG10([.C33]/[.C34])" office:value-type="float" office:value="3.79058719264225" calcext:value-type="float">
            <text:p>3.7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4]/[.C28]" office:value-type="float" office:value="1600" calcext:value-type="float">
            <text:p>1600</text:p>
          </table:table-cell>
          <table:table-cell table:number-columns-repeated="2"/>
        </table:table-row>
      </table:table>
      <table:table table:name="ofdm 700E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OFDM Modem 700E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p=4, which gives 0.5dB better perf than c1, 100Hz less RF BW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13"/>
          <table:table-cell office:value-type="string" calcext:value-type="string">
            <text:p>FEC code rate</text:p>
          </table:table-cell>
          <table:table-cell table:style-name="ce15" office:value-type="float" office:value="0.5" calcext:value-type="float">
            <text:p>0.500</text:p>
          </table:table-cell>
          <table:table-cell/>
          <table:table-cell office:value-type="string" calcext:value-type="string">
            <text:p>Bills short (112,56) LDPC code</text:p>
          </table:table-cell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2 28-bit Codec 2 700C frames</text:p>
          </table:table-cell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unprotected txt bits/frame, outside of FEC codeword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([.C10]+[.C11])*[.C22]" office:value-type="float" office:value="126" calcext:value-type="float">
            <text:p>126</text:p>
          </table:table-cell>
          <table:table-cell/>
          <table:table-cell office:value-type="string" calcext:value-type="string">
            <text:p>includes payload packet data, FEC parity, UW, txt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0.08" calcext:value-type="float">
            <text:p>0.08</text:p>
          </table:table-cell>
          <table:table-cell/>
          <table:table-cell office:value-type="string" calcext:value-type="string">
            <text:p>Needs to be exactly 80ms (2 40 ms codec frames)</text:p>
          </table:table-cell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5]" office:value-type="float" office:value="12.5" calcext:value-type="float">
            <text:p>12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7]/[.C15]" office:value-type="float" office:value="700" calcext:value-type="float">
            <text:p>70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7]*60/8" office:value-type="float" office:value="5250" calcext:value-type="float">
            <text:p>5,250.00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126" calcext:value-type="float">
            <text:p>1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17" table:formula="of:=1/[.C28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23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23" office:value-type="float" office:value="0.006" calcext:value-type="float">
            <text:p>0.00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8]+[.C29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4]*[.C27]*[.C22]" office:value-type="float" office:value="3000" calcext:value-type="float">
            <text:p>30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3]/([.C23]-1))" office:value-type="float" office:value="1.249387366083" calcext:value-type="float">
            <text:p>1.25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30]/[.C28])" office:value-type="float" office:value="1.54901959985743" calcext:value-type="float">
            <text:p>1.55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17" office:value-type="float" office:value="1" calcext:value-type="float">
            <text:p>1.00</text:p>
          </table:table-cell>
          <table:table-cell/>
          <table:table-cell office:value-type="string" calcext:value-type="string">
            <text:p>Simulated</text:p>
          </table:table-cell>
        </table:table-row>
        <table:table-row table:style-name="ro2">
          <table:table-cell/>
          <table:table-cell office:value-type="string" calcext:value-type="string">
            <text:p>Multipath op point SNR3k (dB) @ 10% PER</text:p>
          </table:table-cell>
          <table:table-cell table:style-name="ce17" office:value-type="float" office:value="8" calcext:value-type="float">
            <text:p>8.00</text:p>
          </table:table-cell>
          <table:table-cell/>
          <table:table-cell office:value-type="string" calcext:value-type="string">
            <text:p>Simulated MPP/MP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4]/[.C28]" office:value-type="float" office:value="1500" calcext:value-type="float">
            <text:p>15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5" loext:min-decimal-places="15" number:min-integer-digits="1"/>
    </number:number-style>
    <number:number-style style:name="N118">
      <number:number number:decimal-places="16" loext:min-decimal-places="1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09:44:29.162209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7:35:29.162637265</meta:creation-date>
    <dc:date>2020-12-28T09:56:52.242497594</dc:date>
    <meta:editing-duration>P3DT11H47M9S</meta:editing-duration>
    <meta:editing-cycles>68</meta:editing-cycles>
    <meta:generator>LibreOffice/6.0.7.3$Linux_X86_64 LibreOffice_project/00m0$Build-3</meta:generator>
    <meta:document-statistic meta:table-count="11" meta:cell-count="929" meta:object-count="0"/>
  </office:meta>
</office:document-meta>
</file>